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3.9382in"/>
    </style:style>
    <style:style style:name="co7" style:family="table-column">
      <style:table-column-properties fo:break-before="auto" style:column-width="0.898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text:p>
          </table:table-cell>
          <table:table-cell table:style-name="ce40"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List Which Character Can Equip in Gear Shop</text:p>
          </table:table-cell>
          <table:table-cell office:value-type="string" calcext:value-type="string">
            <text:p>Todo</text:p>
          </table:table-cell>
          <table:table-cell office:value-type="string" calcext:value-type="string">
            <text:p>Maybe say, “No one can currently equip this.” if none of your existing party members can. Could even disable buying it…</text:p>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Initial Accessorie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NPCs turn toward player.</text:p>
          </table:table-cell>
          <table:table-cell office:value-type="string" calcext:value-type="string">
            <text:p>Todo</text:p>
          </table:table-cell>
          <table:table-cell table:style-name="ce24"/>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6">00/00/0000</text:date>, <text:time style:data-style-name="N2" text:time-value="22:25:27.2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6T22:27:58.194000000</dc:date>
    <meta:editing-duration>P5DT21H19M52S</meta:editing-duration>
    <meta:editing-cycles>445</meta:editing-cycles>
    <meta:generator>LibreOffice/7.1.0.3$Windows_X86_64 LibreOffice_project/f6099ecf3d29644b5008cc8f48f42f4a40986e4c</meta:generator>
    <meta:document-statistic meta:table-count="6" meta:cell-count="524" meta:object-count="0"/>
  </office:meta>
</office:document-meta>
</file>